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386cm" fo:min-width="4.072cm"/>
    </style:style>
    <style:style style:name="gr2" style:family="graphic" style:parent-style-name="standard">
      <style:graphic-properties svg:stroke-color="#009900" svg:stroke-opacity="100%" draw:fill-color="#111111" draw:textarea-horizontal-align="justify" draw:textarea-vertical-align="middle" draw:auto-grow-height="false" fo:min-height="3.306cm" fo:min-width="0.00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8" style:family="graphic" style:parent-style-name="standard">
      <style:graphic-properties draw:textarea-horizontal-align="justify" draw:textarea-vertical-align="middle" draw:auto-grow-height="false" fo:min-height="0.828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textarea-horizontal-align="justify" draw:textarea-vertical-align="middle" draw:auto-grow-height="false" fo:min-height="1.782cm" fo:min-width="2.04cm"/>
    </style:style>
    <style:style style:name="gr11" style:family="graphic" style:parent-style-name="standard">
      <style:graphic-properties draw:textarea-horizontal-align="justify" draw:textarea-vertical-align="middle" draw:auto-grow-height="false" fo:min-height="4.068cm" fo:min-width="2.548cm"/>
    </style:style>
    <style:style style:name="gr12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textarea-horizontal-align="justify" draw:textarea-vertical-align="middle" draw:auto-grow-height="false" fo:min-height="4.068cm" fo:min-width="3.564cm"/>
    </style:style>
    <style:style style:name="gr15" style:family="graphic" style:parent-style-name="standard">
      <style:graphic-properties svg:stroke-width="0.053cm" svg:stroke-color="#111111" draw:marker-start-width="0.2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7" style:family="graphic" style:parent-style-name="standard">
      <style:graphic-properties draw:textarea-horizontal-align="justify" draw:textarea-vertical-align="middle" draw:auto-grow-height="false" fo:min-height="3.814cm" fo:min-width="3.31cm"/>
    </style:style>
    <style:style style:name="gr18" style:family="graphic" style:parent-style-name="standard">
      <style:graphic-properties draw:textarea-horizontal-align="justify" draw:textarea-vertical-align="middle" draw:auto-grow-height="false" fo:min-height="3.052cm" fo:min-width="3.056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gr21" style:family="graphic" style:parent-style-name="standard">
      <style:graphic-properties draw:textarea-horizontal-align="justify" draw:textarea-vertical-align="middle" draw:auto-grow-height="false" fo:min-height="5.592cm" fo:min-width="4.58cm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textarea-horizontal-align="justify" draw:textarea-vertical-align="middle" draw:auto-grow-height="false" fo:min-height="5.592cm" fo:min-width="3.31cm"/>
    </style:style>
    <style:style style:name="gr25" style:family="graphic" style:parent-style-name="standard">
      <style:graphic-properties draw:textarea-horizontal-align="justify" draw:textarea-vertical-align="middle" draw:auto-grow-height="false" fo:min-height="2.544cm" fo:min-width="4.072cm"/>
    </style:style>
    <style:style style:name="gr26" style:family="graphic" style:parent-style-name="standard">
      <style:graphic-properties draw:textarea-horizontal-align="justify" draw:textarea-vertical-align="middle" draw:auto-grow-height="false" fo:min-height="2.544cm" fo:min-width="3.56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ver Veiw</text:p>
          </draw:text-box>
        </draw:frame>
        <draw:custom-shape draw:style-name="gr1" draw:text-style-name="P1" xml:id="id13" draw:id="id13" draw:layer="layout" svg:width="4.572cm" svg:height="8.636cm" svg:x="8.636cm" svg:y="7.112cm">
          <text:p text:style-name="P1">Arduin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572cm" svg:height="8.636cm" svg:x="14.986cm" svg:y="7.112cm">
          <text:p text:style-name="P1">P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508cm" svg:height="3.556cm" svg:x="15.24cm" svg:y="7.366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" draw:id="id1" draw:layer="layout" svg:width="4.572cm" svg:height="0.962cm" svg:x="14.986cm" svg:y="5.08cm">
          <draw:text-box>
            <text:p>Pi’s GPIO</text:p>
          </draw:text-box>
        </draw:frame>
        <draw:connector draw:style-name="gr4" draw:text-style-name="P4" draw:layer="layout" draw:type="line" svg:x1="17.272cm" svg:y1="6.042cm" svg:x2="15.748cm" svg:y2="9.144cm" draw:start-shape="id1" draw:start-glue-point="2" draw:end-shape="id2" draw:end-glue-point="1" svg:d="M17272 6042l-1524 3102" svg:viewBox="0 0 1525 3103">
          <text:p/>
        </draw:connector>
        <draw:custom-shape draw:style-name="gr2" draw:text-style-name="P2" xml:id="id4" draw:id="id4" draw:layer="layout" svg:width="0.508cm" svg:height="3.556cm" svg:x="12.446cm" svg:y="7.366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4.064cm" svg:height="0.962cm" svg:x="9.398cm" svg:y="5.08cm">
          <draw:text-box>
            <text:p>Ar Digital In</text:p>
          </draw:text-box>
        </draw:frame>
        <draw:connector draw:style-name="gr4" draw:text-style-name="P4" draw:layer="layout" draw:type="line" svg:x1="11.43cm" svg:y1="6.042cm" svg:x2="12.446cm" svg:y2="9.144cm" draw:start-shape="id3" draw:start-glue-point="2" draw:end-shape="id4" draw:end-glue-point="3" svg:d="M11430 6042l1016 3102" svg:viewBox="0 0 1017 3103">
          <text:p/>
        </draw:connector>
        <draw:line draw:style-name="gr5" draw:text-style-name="P4" draw:layer="layout" svg:x1="12.7cm" svg:y1="8.382cm" svg:x2="15.494cm" svg:y2="8.382cm">
          <text:p/>
        </draw:line>
        <draw:line draw:style-name="gr5" draw:text-style-name="P4" draw:layer="layout" svg:x1="12.7cm" svg:y1="7.874cm" svg:x2="15.494cm" svg:y2="7.874cm">
          <text:p/>
        </draw:line>
        <draw:line draw:style-name="gr5" draw:text-style-name="P4" xml:id="id6" draw:id="id6" draw:layer="layout" svg:x1="12.7cm" svg:y1="8.89cm" svg:x2="15.494cm" svg:y2="8.89cm">
          <text:p/>
        </draw:line>
        <draw:line draw:style-name="gr5" draw:text-style-name="P4" draw:layer="layout" svg:x1="12.7cm" svg:y1="9.398cm" svg:x2="15.494cm" svg:y2="9.398cm">
          <text:p/>
        </draw:line>
        <draw:frame draw:style-name="gr6" draw:text-style-name="P3" xml:id="id5" draw:id="id5" draw:layer="layout" svg:width="3.302cm" svg:height="3.095cm" svg:x="12.446cm" svg:y="11.176cm">
          <draw:text-box>
            <text:p>Jumper Cables</text:p>
            <text:p/>
            <text:p/>
          </draw:text-box>
        </draw:frame>
        <draw:connector draw:style-name="gr4" draw:text-style-name="P4" draw:layer="layout" draw:type="line" svg:x1="14.097cm" svg:y1="11.176cm" svg:x2="14.097cm" svg:y2="8.89cm" draw:start-shape="id5" draw:start-glue-point="0" draw:end-shape="id6" draw:end-glue-point="0" svg:d="M14097 11176v-2286" svg:viewBox="0 0 1 2287">
          <text:p/>
        </draw:connector>
        <draw:custom-shape draw:style-name="gr2" draw:text-style-name="P2" xml:id="id11" draw:id="id11" draw:layer="layout" svg:width="0.508cm" svg:height="3.556cm" svg:x="8.89cm" svg:y="7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2.54cm" svg:height="1.524cm" svg:x="1.524cm" svg:y="8.382cm">
          <text:p><text:span text:style-name="T1">DC Motor</text:span></text:p>
          <text:p><text:span text:style-name="T1"><text:s/></text:span><text:span text:style-name="T1">Relay</text:span></text:p>
          <text:p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0.632cm" svg:height="1.524cm" svg:x="1.4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0.632cm" svg:height="1.524cm" svg:x="2.416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2.794cm" svg:y1="8.382cm" svg:x2="1.716cm" svg:y2="3.302cm" draw:start-shape="id7" draw:start-glue-point="0" draw:end-shape="id8" draw:end-glue-point="8" svg:d="M2794 8382l-1078-5080" svg:viewBox="0 0 1079 5081">
          <text:p/>
        </draw:connector>
        <draw:connector draw:style-name="gr4" draw:text-style-name="P4" draw:layer="layout" draw:type="line" svg:x1="2.794cm" svg:y1="8.382cm" svg:x2="2.732cm" svg:y2="3.302cm" draw:start-shape="id7" draw:start-glue-point="0" draw:end-shape="id9" draw:end-glue-point="8" svg:d="M2794 8382l-62-5080" svg:viewBox="0 0 63 5081">
          <text:p/>
        </draw:connector>
        <draw:frame draw:style-name="gr9" draw:text-style-name="P3" draw:layer="layout" svg:width="3.048cm" svg:height="2.384cm" svg:x="3.048cm" svg:y="1.778cm">
          <draw:text-box>
            <text:p>DC Motors</text:p>
          </draw:text-box>
        </draw:frame>
        <draw:custom-shape draw:style-name="gr10" draw:text-style-name="P1" xml:id="id12" draw:id="id12" draw:layer="layout" svg:width="2.54cm" svg:height="2.032cm" svg:x="4.826cm" svg:y="5.588cm">
          <text:p text:style-name="P1">Servo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3.048cm" svg:height="4.318cm" svg:x="1.524cm" svg:y="15.24cm">
          <text:p text:style-name="P1">Power</text:p>
          <text:p text:style-name="P1">Supply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s" svg:x1="3.048cm" svg:y1="15.24cm" svg:x2="2.794cm" svg:y2="9.906cm" draw:start-shape="id10" draw:start-glue-point="0" draw:end-shape="id7" draw:end-glue-point="2" svg:d="M3048 15240v-501l-254-4332v-501" svg:viewBox="0 0 255 5335">
          <text:p/>
        </draw:connector>
        <draw:connector draw:style-name="gr4" draw:text-style-name="P4" draw:layer="layout" draw:type="line" svg:x1="9.144cm" svg:y1="7.366cm" svg:x2="7.366cm" svg:y2="6.604cm" draw:start-shape="id11" draw:start-glue-point="0" draw:end-shape="id12" draw:end-glue-point="1" svg:d="M9144 7366l-1778-762" svg:viewBox="0 0 1779 763">
          <text:p/>
        </draw:connector>
        <draw:connector draw:style-name="gr4" draw:text-style-name="P4" draw:layer="layout" draw:type="line" svg:x1="8.89cm" svg:y1="9.144cm" svg:x2="4.064cm" svg:y2="9.144cm" draw:start-shape="id11" draw:start-glue-point="3" draw:end-shape="id7" svg:d="M8890 9144h-4826" svg:viewBox="0 0 4827 1">
          <text:p/>
        </draw:connector>
        <draw:connector draw:style-name="gr13" draw:text-style-name="P1" draw:layer="layout" svg:x1="4.572cm" svg:y1="17.399cm" svg:x2="10.922cm" svg:y2="15.748cm" draw:start-shape="id10" draw:start-glue-point="1" draw:end-shape="id13" draw:end-glue-point="2" svg:d="M4572 17399h6350v-1651" svg:viewBox="0 0 6351 1652">
          <text:p/>
        </draw:connector>
        <draw:custom-shape draw:style-name="gr14" draw:text-style-name="P1" xml:id="id15" draw:id="id15" draw:layer="layout" svg:width="4.064cm" svg:height="4.318cm" svg:x="22.606cm" svg:y="5.588cm">
          <text:p text:style-name="P1">Controller</text:p>
          <text:p text:style-name="P1">Wifi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9.558cm" svg:y1="11.43cm" svg:x2="22.606cm" svg:y2="7.747cm" draw:start-shape="id14" draw:start-glue-point="1" draw:end-shape="id15" svg:d="M19558 11430h1524v-3683h1524" svg:viewBox="0 0 3049 3684">
          <text:p/>
        </draw:connector>
        <draw:frame draw:style-name="gr16" draw:text-style-name="P3" draw:layer="layout" svg:width="0.762cm" svg:height="5.228cm" svg:x="20.32cm" svg:y="7.112cm">
          <draw:text-box>
            <text:p>Socket</text:p>
            <text:p/>
          </draw:text-box>
        </draw:frame>
        <draw:custom-shape draw:style-name="gr17" draw:text-style-name="P1" xml:id="id16" draw:id="id16" draw:layer="layout" svg:width="3.81cm" svg:height="4.064cm" svg:x="22.86cm" svg:y="12.192cm">
          <text:p text:style-name="P1">Radio</text:p>
          <text:p text:style-name="P1">JoyStick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-0.127cm" svg:x1="19.558cm" svg:y1="11.43cm" svg:x2="22.86cm" svg:y2="14.224cm" draw:start-shape="id14" draw:start-glue-point="1" draw:end-shape="id16" svg:d="M19558 11430h1524v2794h1778" svg:viewBox="0 0 3303 2795">
          <text:p/>
        </draw:connector>
        <draw:frame draw:style-name="gr9" draw:text-style-name="P3" draw:layer="layout" svg:width="0.762cm" svg:height="2.384cm" svg:x="20.32cm" svg:y="11.684cm">
          <draw:text-box>
            <text:p>RF</text:p>
            <text:p/>
          </draw:text-box>
        </draw:frame>
        <draw:custom-shape draw:style-name="gr18" draw:text-style-name="P1" xml:id="id17" draw:id="id17" draw:layer="layout" svg:width="3.556cm" svg:height="3.302cm" svg:x="15.24cm" svg:y="16.764cm">
          <text:p text:style-name="P1">Pi Power</text:p>
          <text:p text:style-name="P1">Supply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7.272cm" svg:y1="15.748cm" svg:x2="17.018cm" svg:y2="16.764cm" draw:start-shape="id14" draw:start-glue-point="2" draw:end-shape="id17" draw:end-glue-point="0" svg:d="M17272 15748v508h-254v508" svg:viewBox="0 0 255 1017">
          <text:p/>
        </draw:connector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unication Stages</text:p>
          </draw:text-box>
        </draw:frame>
        <draw:custom-shape draw:style-name="gr20" draw:text-style-name="P1" xml:id="id21" draw:id="id21" draw:layer="layout" svg:width="2.286cm" svg:height="1.524cm" svg:x="6.35cm" svg:y="6.096cm">
          <text:p text:style-name="P1">HW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1" xml:id="id20" draw:id="id20" draw:layer="layout" svg:width="2.286cm" svg:height="1.524cm" svg:x="9.906cm" svg:y="6.096cm">
          <text:p text:style-name="P1">A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1" xml:id="id18" draw:id="id18" draw:layer="layout" svg:width="2.286cm" svg:height="1.524cm" svg:x="13.462cm" svg:y="6.096cm">
          <text:p text:style-name="P1">Pi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0" draw:text-style-name="P1" xml:id="id19" draw:id="id19" draw:layer="layout" svg:width="2.286cm" svg:height="1.524cm" svg:x="17.434cm" svg:y="6.096cm">
          <text:p text:style-name="P1">Control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1" draw:text-style-name="P1" xml:id="id23" draw:id="id23" draw:layer="layout" svg:width="5.08cm" svg:height="5.842cm" svg:x="5.842cm" svg:y="8.636cm">
          <text:p text:style-name="P1">Arduino Code</text:p>
          <text:p text:style-name="P1">Interrupts </text:p>
          <text:p text:style-name="P1"/>
          <draw:enhanced-geometry svg:viewBox="0 0 21600 21600" draw:type="rectangle" draw:enhanced-path="M 0 0 L 21600 0 21600 21600 0 21600 0 0 Z N"/>
        </draw:custom-shape>
        <draw:connector draw:style-name="gr22" draw:text-style-name="P4" xml:id="id26" draw:id="id26" draw:layer="layout" draw:type="line" svg:x1="15.748cm" svg:y1="6.858cm" svg:x2="17.434cm" svg:y2="6.858cm" draw:start-shape="id18" draw:start-glue-point="1" draw:end-shape="id19" draw:end-glue-point="3" svg:d="M15748 6858h1686" svg:viewBox="0 0 1687 1">
          <text:p/>
        </draw:connector>
        <draw:connector draw:style-name="gr22" draw:text-style-name="P4" xml:id="id24" draw:id="id24" draw:layer="layout" draw:type="line" svg:x1="12.192cm" svg:y1="6.858cm" svg:x2="13.462cm" svg:y2="6.858cm" draw:start-shape="id20" draw:start-glue-point="1" draw:end-shape="id18" svg:d="M12192 6858h1270" svg:viewBox="0 0 1271 1">
          <text:p/>
        </draw:connector>
        <draw:connector draw:style-name="gr22" draw:text-style-name="P4" xml:id="id22" draw:id="id22" draw:layer="layout" draw:type="line" svg:x1="8.636cm" svg:y1="6.858cm" svg:x2="9.906cm" svg:y2="6.858cm" draw:start-shape="id21" draw:start-glue-point="1" draw:end-shape="id20" svg:d="M8636 6858h1270" svg:viewBox="0 0 1271 1">
          <text:p/>
        </draw:connector>
        <draw:connector draw:style-name="gr23" draw:text-style-name="P1" draw:layer="layout" svg:x1="9.271cm" svg:y1="6.858cm" svg:x2="8.382cm" svg:y2="8.636cm" draw:start-shape="id22" draw:start-glue-point="0" draw:end-shape="id23" svg:d="M9271 6858v964h-889v814" svg:viewBox="0 0 890 1779">
          <text:p/>
        </draw:connector>
        <draw:custom-shape draw:style-name="gr24" draw:text-style-name="P1" xml:id="id25" draw:id="id25" draw:layer="layout" svg:width="3.81cm" svg:height="5.842cm" svg:x="11.938cm" svg:y="8.636cm">
          <text:p text:style-name="P1">I2c and or</text:p>
          <text:p text:style-name="P1">Digital in/out</text:p>
          <text:p text:style-name="P1">1 to 1 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12.827cm" svg:y1="6.858cm" svg:x2="13.843cm" svg:y2="8.636cm" draw:start-shape="id24" draw:start-glue-point="0" draw:end-shape="id25" svg:d="M12827 6858v964h1016v814" svg:viewBox="0 0 1017 1779">
          <text:p/>
        </draw:connector>
        <draw:custom-shape draw:style-name="gr24" draw:text-style-name="P1" xml:id="id27" draw:id="id27" draw:layer="layout" svg:width="3.81cm" svg:height="5.842cm" svg:x="17.018cm" svg:y="8.636cm">
          <text:p text:style-name="P1">RF and or</text:p>
          <text:p text:style-name="P1">Peer to peer </text:p>
          <text:p text:style-name="P1">wifi 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16.591cm" svg:y1="6.858cm" svg:x2="18.923cm" svg:y2="8.636cm" draw:start-shape="id26" draw:start-glue-point="0" draw:end-shape="id27" svg:d="M16591 6858v964h2332v814" svg:viewBox="0 0 2333 1779">
          <text:p/>
        </draw:connector>
        <draw:custom-shape draw:style-name="gr25" draw:text-style-name="P1" xml:id="id28" draw:id="id28" draw:layer="layout" svg:width="4.572cm" svg:height="2.794cm" svg:x="17.018cm" svg:y="15.494cm">
          <text:p text:style-name="P1">Implement </text:p>
          <text:p text:style-name="P1">Protocol first</text:p>
          <text:p text:style-name="P1">On wifi-Socket</text:p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18.923cm" svg:y1="14.478cm" svg:x2="19.304cm" svg:y2="15.494cm" draw:start-shape="id27" draw:start-glue-point="2" draw:end-shape="id28" draw:end-glue-point="0" svg:d="M18923 14478v508h381v508" svg:viewBox="0 0 382 1017">
          <text:p/>
        </draw:connector>
        <draw:custom-shape draw:style-name="gr26" draw:text-style-name="P1" xml:id="id29" draw:id="id29" draw:layer="layout" svg:width="4.064cm" svg:height="2.794cm" svg:x="11.938cm" svg:y="15.494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svg:x1="13.843cm" svg:y1="14.478cm" svg:x2="13.97cm" svg:y2="15.494cm" draw:start-shape="id25" draw:start-glue-point="2" draw:end-shape="id29" draw:end-glue-point="0" svg:d="M13843 14478v508h127v508" svg:viewBox="0 0 128 1017">
          <text:p/>
        </draw:connector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8T17:18:58.844226367</meta:creation-date>
    <dc:date>2018-01-05T17:13:40.363611224</dc:date>
    <meta:editing-duration>PT16M19S</meta:editing-duration>
    <meta:editing-cycles>4</meta:editing-cycles>
    <meta:generator>LibreOffice/5.1.6.2$Linux_X86_64 LibreOffice_project/10m0$Build-2</meta:generator>
    <meta:document-statistic meta:object-count="79"/>
  </office:meta>
</office:document-meta>
</file>